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ulette" table:style-name="ta1">
        <table:shapes>
          <draw:frame draw:z-index="0" draw:name="Diagram of Effectiveness/Time vs Number of Iterations for IterRoulette TSP algorithm " draw:style-name="gr1" draw:text-style-name="P1" svg:width="45.324cm" svg:height="20.487cm" svg:x="6.094cm" svg:y="0.365cm">
            <draw:object draw:notify-on-update-of-ranges="roulette.A8:roulette.A301 roulette.B8:roulette.B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 of iters</text:p>
          </table:table-cell>
          <table:table-cell office:value-type="string" calcext:value-type="string">
            <text:p>Effectiven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754497753.43814" calcext:value-type="float">
            <text:p>-5754497753,43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31894448.97252" calcext:value-type="float">
            <text:p>8131894448,97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62615029.92072" calcext:value-type="float">
            <text:p>6862615029,92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01434775.89691" calcext:value-type="float">
            <text:p>7101434775,89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20145098.65042" calcext:value-type="float">
            <text:p>4820145098,650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54078307.47874" calcext:value-type="float">
            <text:p>6554078307,478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283.195054125" calcext:value-type="float">
            <text:p>250283,195054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29.413925094" calcext:value-type="float">
            <text:p>250029,4139250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3807.355603791" calcext:value-type="float">
            <text:p>253807,355603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378.049746675" calcext:value-type="float">
            <text:p>251378,049746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8424.166873964" calcext:value-type="float">
            <text:p>238424,1668739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578.107534262" calcext:value-type="float">
            <text:p>231578,107534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999.672606981" calcext:value-type="float">
            <text:p>233999,6726069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863.483521563" calcext:value-type="float">
            <text:p>206863,483521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090.76948896" calcext:value-type="float">
            <text:p>177090,76948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952.524180128" calcext:value-type="float">
            <text:p>156952,5241801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5494.457167819" calcext:value-type="float">
            <text:p>175494,4571678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594.821539095" calcext:value-type="float">
            <text:p>154594,8215390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1265.853284647" calcext:value-type="float">
            <text:p>151265,8532846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6634.931423935" calcext:value-type="float">
            <text:p>156634,9314239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1920.514382644" calcext:value-type="float">
            <text:p>141920,5143826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1851.593632944" calcext:value-type="float">
            <text:p>111851,5936329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434.025116427" calcext:value-type="float">
            <text:p>130434,0251164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182.259283674" calcext:value-type="float">
            <text:p>107182,259283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7770.288117887" calcext:value-type="float">
            <text:p>107770,2881178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7647.428973343" calcext:value-type="float">
            <text:p>107647,4289733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2286.88026872" calcext:value-type="float">
            <text:p>122286,880268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6771.112015" calcext:value-type="float">
            <text:p>126771,11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0985.913303665" calcext:value-type="float">
            <text:p>110985,9133036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520.2508216434" calcext:value-type="float">
            <text:p>91520,25082164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695.1414702612" calcext:value-type="float">
            <text:p>95695,14147026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172.69014113" calcext:value-type="float">
            <text:p>108172,690141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298.9973805757" calcext:value-type="float">
            <text:p>99298,99738057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521.3609435606" calcext:value-type="float">
            <text:p>91521,36094356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715.430252181" calcext:value-type="float">
            <text:p>98715,4302521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936.0464669335" calcext:value-type="float">
            <text:p>93936,04646693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540.6596361982" calcext:value-type="float">
            <text:p>88540,65963619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2323.5339391858" calcext:value-type="float">
            <text:p>92323,53393918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551.4462611322" calcext:value-type="float">
            <text:p>82551,44626113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44.4814252085" calcext:value-type="float">
            <text:p>78044,48142520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640.1089951787" calcext:value-type="float">
            <text:p>90640,10899517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1841.6729995848" calcext:value-type="float">
            <text:p>71841,67299958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368.5679614084" calcext:value-type="float">
            <text:p>69368,56796140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029.1061832943" calcext:value-type="float">
            <text:p>77029,10618329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964.6844602182" calcext:value-type="float">
            <text:p>73964,68446021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4958.565698133" calcext:value-type="float">
            <text:p>74958,5656981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3967.311633998" calcext:value-type="float">
            <text:p>73967,3116339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955.2464053532" calcext:value-type="float">
            <text:p>69955,24640535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175.5472429578" calcext:value-type="float">
            <text:p>63175,54724295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589.3328941991" calcext:value-type="float">
            <text:p>62589,33289419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43.3626556943" calcext:value-type="float">
            <text:p>64043,36265569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108.135156277" calcext:value-type="float">
            <text:p>61108,1351562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804.5433684072" calcext:value-type="float">
            <text:p>65804,54336840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780.0407654152" calcext:value-type="float">
            <text:p>62780,04076541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396.3228936561" calcext:value-type="float">
            <text:p>68396,32289365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044.6710825775" calcext:value-type="float">
            <text:p>64044,67108257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573.2153921248" calcext:value-type="float">
            <text:p>59573,21539212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864.2113136664" calcext:value-type="float">
            <text:p>66864,21131366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221.4470811016" calcext:value-type="float">
            <text:p>69221,44708110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614.4571318385" calcext:value-type="float">
            <text:p>65614,45713183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230.0576484422" calcext:value-type="float">
            <text:p>63230,05764844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491.4535116783" calcext:value-type="float">
            <text:p>53491,45351167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340.4302801896" calcext:value-type="float">
            <text:p>62340,43028018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283.7369773801" calcext:value-type="float">
            <text:p>55283,73697738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596.5769342047" calcext:value-type="float">
            <text:p>59596,57693420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714.0402690722" calcext:value-type="float">
            <text:p>56714,04026907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946.4641270706" calcext:value-type="float">
            <text:p>56946,46412707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821.7198359406" calcext:value-type="float">
            <text:p>59821,71983594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438.0404735058" calcext:value-type="float">
            <text:p>54438,04047350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813.897961612" calcext:value-type="float">
            <text:p>54813,8979616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009.6975514282" calcext:value-type="float">
            <text:p>55009,69755142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542.7741806689" calcext:value-type="float">
            <text:p>51542,77418066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747.8814697669" calcext:value-type="float">
            <text:p>45747,88146976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854.6370403693" calcext:value-type="float">
            <text:p>52854,63704036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379.1916454687" calcext:value-type="float">
            <text:p>50379,19164546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4579.3669276076" calcext:value-type="float">
            <text:p>54579,36692760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987.1930963956" calcext:value-type="float">
            <text:p>47987,19309639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877.3399103189" calcext:value-type="float">
            <text:p>52877,33991031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044.5020610742" calcext:value-type="float">
            <text:p>49044,50206107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486.6484894905" calcext:value-type="float">
            <text:p>43486,64848949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213.0874559099" calcext:value-type="float">
            <text:p>42213,08745590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567.666470856" calcext:value-type="float">
            <text:p>49567,6664708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095.7248267409" calcext:value-type="float">
            <text:p>53095,72482674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415.7346211921" calcext:value-type="float">
            <text:p>49415,73462119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995.9531131422" calcext:value-type="float">
            <text:p>44995,95311314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6517.9950651888" calcext:value-type="float">
            <text:p>46517,99506518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875.3463538659" calcext:value-type="float">
            <text:p>41875,34635386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859.4946260832" calcext:value-type="float">
            <text:p>44859,49462608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419.5807708604" calcext:value-type="float">
            <text:p>41419,58077086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536.6876034798" calcext:value-type="float">
            <text:p>43536,68760347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966.9219428762" calcext:value-type="float">
            <text:p>43966,92194287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819.4007271852" calcext:value-type="float">
            <text:p>42819,40072718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570.0349435879" calcext:value-type="float">
            <text:p>40570,03494358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070.4206547255" calcext:value-type="float">
            <text:p>41070,42065472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774.7335369655" calcext:value-type="float">
            <text:p>40774,73353696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525.7442861067" calcext:value-type="float">
            <text:p>42525,74428610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231.5572356879" calcext:value-type="float">
            <text:p>40231,55723568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238.5342593159" calcext:value-type="float">
            <text:p>42238,53425931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249.1270122262" calcext:value-type="float">
            <text:p>42249,1270122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435.5956607613" calcext:value-type="float">
            <text:p>44435,59566076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312.4848816705" calcext:value-type="float">
            <text:p>41312,48488167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878.4364641244" calcext:value-type="float">
            <text:p>39878,43646412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501.3949637697" calcext:value-type="float">
            <text:p>43501,39496376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460.1837634988" calcext:value-type="float">
            <text:p>37460,18376349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766.8180538887" calcext:value-type="float">
            <text:p>39766,81805388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635.6501704231" calcext:value-type="float">
            <text:p>37635,65017042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6307.3027969413" calcext:value-type="float">
            <text:p>36307,30279694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136.132076633" calcext:value-type="float">
            <text:p>38136,1320766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402.965772971" calcext:value-type="float">
            <text:p>37402,9657729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951.3453447678" calcext:value-type="float">
            <text:p>37951,34534476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641.9701232154" calcext:value-type="float">
            <text:p>38641,97012321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428.1122246071" calcext:value-type="float">
            <text:p>41428,11222460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410.6942095733" calcext:value-type="float">
            <text:p>36410,69420957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5559.3900327508" calcext:value-type="float">
            <text:p>35559,39003275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035.4520883411" calcext:value-type="float">
            <text:p>35035,45208834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173.3224819029" calcext:value-type="float">
            <text:p>34173,32248190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388.2774886847" calcext:value-type="float">
            <text:p>34388,27748868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3696.8518732582" calcext:value-type="float">
            <text:p>33696,85187325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2713.7442835984" calcext:value-type="float">
            <text:p>32713,74428359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009.1641902773" calcext:value-type="float">
            <text:p>35009,16419027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3717.1516249716" calcext:value-type="float">
            <text:p>33717,15162497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3127.7807339434" calcext:value-type="float">
            <text:p>33127,78073394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3760.0098092547" calcext:value-type="float">
            <text:p>33760,00980925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3315.519148617" calcext:value-type="float">
            <text:p>33315,5191486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902.4405859749" calcext:value-type="float">
            <text:p>34902,44058597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379.5439545112" calcext:value-type="float">
            <text:p>32379,54395451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523.0373088725" calcext:value-type="float">
            <text:p>31523,03730887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519.7401456015" calcext:value-type="float">
            <text:p>31519,74014560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968.2047114102" calcext:value-type="float">
            <text:p>31968,20471141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314.926316862" calcext:value-type="float">
            <text:p>32314,9263168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251.1982668252" calcext:value-type="float">
            <text:p>30251,19826682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068.4905599688" calcext:value-type="float">
            <text:p>32068,49055996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202.2022396773" calcext:value-type="float">
            <text:p>33202,20223967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679.6749246823" calcext:value-type="float">
            <text:p>32679,67492468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575.4371717484" calcext:value-type="float">
            <text:p>30575,43717174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2839.7550915212" calcext:value-type="float">
            <text:p>32839,75509152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408.2767832376" calcext:value-type="float">
            <text:p>28408,27678323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819.2292346821" calcext:value-type="float">
            <text:p>29819,22923468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735.6746717757" calcext:value-type="float">
            <text:p>30735,67467177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994.7422449775" calcext:value-type="float">
            <text:p>28994,74224497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988.7075048051" calcext:value-type="float">
            <text:p>30988,70750480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837.2607281717" calcext:value-type="float">
            <text:p>29837,26072817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205.1749781837" calcext:value-type="float">
            <text:p>31205,17497818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222.7044841023" calcext:value-type="float">
            <text:p>28222,70448410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948.4767618661" calcext:value-type="float">
            <text:p>29948,47676186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303.1300118388" calcext:value-type="float">
            <text:p>30303,13001183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793.7879277557" calcext:value-type="float">
            <text:p>27793,78792775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435.377661807" calcext:value-type="float">
            <text:p>27435,3776618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812.1780713358" calcext:value-type="float">
            <text:p>28812,1780713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128.1572484612" calcext:value-type="float">
            <text:p>28128,15724846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7643.7311905923" calcext:value-type="float">
            <text:p>27643,73119059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342.0744740475" calcext:value-type="float">
            <text:p>27342,07447404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7097.5571930664" calcext:value-type="float">
            <text:p>27097,55719306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251.1302654491" calcext:value-type="float">
            <text:p>27251,13026544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016.0967375072" calcext:value-type="float">
            <text:p>28016,09673750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224.7772299473" calcext:value-type="float">
            <text:p>29224,777229947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073.9061219252" calcext:value-type="float">
            <text:p>30073,90612192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8170.656160328" calcext:value-type="float">
            <text:p>28170,6561603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505.5344644504" calcext:value-type="float">
            <text:p>27505,53446445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816.6146488816" calcext:value-type="float">
            <text:p>25816,61464888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483.1361150137" calcext:value-type="float">
            <text:p>26483,13611501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694.9350258849" calcext:value-type="float">
            <text:p>26694,93502588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407.742781939" calcext:value-type="float">
            <text:p>25407,7427819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004.0819883663" calcext:value-type="float">
            <text:p>25004,08198836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392.9691215738" calcext:value-type="float">
            <text:p>25392,96912157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462.8951346753" calcext:value-type="float">
            <text:p>25462,89513467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327.1204291167" calcext:value-type="float">
            <text:p>25327,1204291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294.014641784" calcext:value-type="float">
            <text:p>26294,0146417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054.9512817176" calcext:value-type="float">
            <text:p>26054,95128171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007.2766150243" calcext:value-type="float">
            <text:p>25007,27661502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982.4112745481" calcext:value-type="float">
            <text:p>24982,41127454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374.4864043581" calcext:value-type="float">
            <text:p>25374,48640435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343.3634626722" calcext:value-type="float">
            <text:p>25343,36346267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399.3495246643" calcext:value-type="float">
            <text:p>24399,34952466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588.0170441677" calcext:value-type="float">
            <text:p>26588,01704416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833.0912054788" calcext:value-type="float">
            <text:p>24833,09120547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365.7870770848" calcext:value-type="float">
            <text:p>25365,78707708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980.6360428029" calcext:value-type="float">
            <text:p>25980,63604280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343.7645201865" calcext:value-type="float">
            <text:p>25343,76452018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916.7797137305" calcext:value-type="float">
            <text:p>24916,77971373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812.9714818232" calcext:value-type="float">
            <text:p>24812,97148182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245.0367286141" calcext:value-type="float">
            <text:p>25245,03672861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964.9270701608" calcext:value-type="float">
            <text:p>23964,92707016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101.5301345283" calcext:value-type="float">
            <text:p>23101,53013452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194.3828382833" calcext:value-type="float">
            <text:p>21194,38283828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397.7246834473" calcext:value-type="float">
            <text:p>22397,724683447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649.1573540043" calcext:value-type="float">
            <text:p>21649,15735400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497.1119824911" calcext:value-type="float">
            <text:p>21497,11198249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453.7083993849" calcext:value-type="float">
            <text:p>21453,70839938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805.1459589348" calcext:value-type="float">
            <text:p>22805,14595893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607.424900052" calcext:value-type="float">
            <text:p>21607,4249000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221.9633058156" calcext:value-type="float">
            <text:p>22221,96330581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060.798389071" calcext:value-type="float">
            <text:p>21060,7983890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899.2093465336" calcext:value-type="float">
            <text:p>21899,20934653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730.8444306774" calcext:value-type="float">
            <text:p>22730,844430677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421.6345885498" calcext:value-type="float">
            <text:p>21421,63458854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642.3499825042" calcext:value-type="float">
            <text:p>22642,34998250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498.8410892887" calcext:value-type="float">
            <text:p>21498,84108928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95.2840836659" calcext:value-type="float">
            <text:p>20295,28408366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656.6583038985" calcext:value-type="float">
            <text:p>20656,658303898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545.9419324831" calcext:value-type="float">
            <text:p>21545,94193248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64.5083723842" calcext:value-type="float">
            <text:p>21064,50837238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185.5811643055" calcext:value-type="float">
            <text:p>22185,58116430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923.8751879334" calcext:value-type="float">
            <text:p>20923,875187933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919.3436116444" calcext:value-type="float">
            <text:p>21919,343611644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886.1918025158" calcext:value-type="float">
            <text:p>21886,19180251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257.9369854796" calcext:value-type="float">
            <text:p>22257,93698547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528.2744153797" calcext:value-type="float">
            <text:p>21528,274415379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281.3099333754" calcext:value-type="float">
            <text:p>20281,30993337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630.1197015063" calcext:value-type="float">
            <text:p>20630,119701506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465.0718676416" calcext:value-type="float">
            <text:p>20465,07186764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940.7147674773" calcext:value-type="float">
            <text:p>22940,714767477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896.8093663979" calcext:value-type="float">
            <text:p>20896,80936639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952.4337176629" calcext:value-type="float">
            <text:p>20952,43371766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933.8627964392" calcext:value-type="float">
            <text:p>20933,862796439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394.3708106254" calcext:value-type="float">
            <text:p>21394,370810625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911.7377809361" calcext:value-type="float">
            <text:p>18911,737780936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849.8223182596" calcext:value-type="float">
            <text:p>19849,82231825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657.0664814118" calcext:value-type="float">
            <text:p>21657,06648141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322.7982211457" calcext:value-type="float">
            <text:p>20322,798221145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690.5653121323" calcext:value-type="float">
            <text:p>19690,56531213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052.931169017" calcext:value-type="float">
            <text:p>20052,9311690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495.0755391861" calcext:value-type="float">
            <text:p>20495,07553918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283.1466531543" calcext:value-type="float">
            <text:p>19283,14665315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334.4260296975" calcext:value-type="float">
            <text:p>19334,42602969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964.7515888191" calcext:value-type="float">
            <text:p>19964,751588819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29.2613224802" calcext:value-type="float">
            <text:p>20129,26132248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678.7693076074" calcext:value-type="float">
            <text:p>19678,76930760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866.7367975443" calcext:value-type="float">
            <text:p>18866,73679754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132.6477985551" calcext:value-type="float">
            <text:p>19132,64779855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908.5064892716" calcext:value-type="float">
            <text:p>18908,50648927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10.8398723051" calcext:value-type="float">
            <text:p>19010,83987230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855.8793879814" calcext:value-type="float">
            <text:p>18855,87938798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399.4578992704" calcext:value-type="float">
            <text:p>20399,45789927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892.8986001316" calcext:value-type="float">
            <text:p>19892,89860013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014.6488797845" calcext:value-type="float">
            <text:p>19014,64887978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215.4824481185" calcext:value-type="float">
            <text:p>19215,48244811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014.7910831425" calcext:value-type="float">
            <text:p>19014,79108314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604.4333364226" calcext:value-type="float">
            <text:p>19604,43333642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254.3838828122" calcext:value-type="float">
            <text:p>20254,38388281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353.4333273153" calcext:value-type="float">
            <text:p>19353,43332731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940.0994645805" calcext:value-type="float">
            <text:p>18940,09946458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213.2348350223" calcext:value-type="float">
            <text:p>19213,23483502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814.3647852172" calcext:value-type="float">
            <text:p>18814,36478521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945.8818523959" calcext:value-type="float">
            <text:p>18945,88185239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975.8565507968" calcext:value-type="float">
            <text:p>17975,856550796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330.0423332611" calcext:value-type="float">
            <text:p>18330,04233326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648.6874971984" calcext:value-type="float">
            <text:p>18648,68749719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589.5518725495" calcext:value-type="float">
            <text:p>18589,55187254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378.0585201474" calcext:value-type="float">
            <text:p>18378,058520147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637.297023667" calcext:value-type="float">
            <text:p>17637,2970236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126.979694307" calcext:value-type="float">
            <text:p>18126,9796943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622.4384982752" calcext:value-type="float">
            <text:p>17622,43849827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449.2471582675" calcext:value-type="float">
            <text:p>18449,24715826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166.5695041949" calcext:value-type="float">
            <text:p>19166,56950419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901.7049023472" calcext:value-type="float">
            <text:p>17901,70490234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641.7001262517" calcext:value-type="float">
            <text:p>16641,70012625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7284.8775769679" calcext:value-type="float">
            <text:p>17284,87757696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200.1426826315" calcext:value-type="float">
            <text:p>16200,14268263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683.7099627426" calcext:value-type="float">
            <text:p>16683,70996274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662.5355810883" calcext:value-type="float">
            <text:p>18662,535581088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157.5581612636" calcext:value-type="float">
            <text:p>16157,55816126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619.4303335445" calcext:value-type="float">
            <text:p>16619,430333544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787.0197343543" calcext:value-type="float">
            <text:p>17787,019734354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290.8234218101" calcext:value-type="float">
            <text:p>16290,82342181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6601.7326794515" calcext:value-type="float">
            <text:p>16601,73267945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247.5069756142" calcext:value-type="float">
            <text:p>16247,50697561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711.490994622" calcext:value-type="float">
            <text:p>14711,49099462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999.8685002597" calcext:value-type="float">
            <text:p>15999,86850025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218.7025957089" calcext:value-type="float">
            <text:p>15218,70259570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532.5352488968" calcext:value-type="float">
            <text:p>16532,535248896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456.777649403" calcext:value-type="float">
            <text:p>15456,7776494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149.133911768" calcext:value-type="float">
            <text:p>17149,1339117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000.9284022459" calcext:value-type="float">
            <text:p>17000,92840224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625.5619928966" calcext:value-type="float">
            <text:p>16625,56199289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6464.5157091978" calcext:value-type="float">
            <text:p>16464,51570919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6809.9933634577" calcext:value-type="float">
            <text:p>16809,99336345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916.7785856774" calcext:value-type="float">
            <text:p>16916,778585677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499.8425569073" calcext:value-type="float">
            <text:p>17499,842556907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673.8572024506" calcext:value-type="float">
            <text:p>16673,85720245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111.0719510486" calcext:value-type="float">
            <text:p>17111,071951048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45.8725158079" calcext:value-type="float">
            <text:p>16245,87251580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892.7021751756" calcext:value-type="float">
            <text:p>16892,70217517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808.2824390015" calcext:value-type="float">
            <text:p>16808,28243900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704.0230334939" calcext:value-type="float">
            <text:p>16704,02303349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865.9088081971" calcext:value-type="float">
            <text:p>16865,90880819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403.9933239094" calcext:value-type="float">
            <text:p>16403,99332390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359.6433645746" calcext:value-type="float">
            <text:p>16359,643364574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646.8022731509" calcext:value-type="float">
            <text:p>15646,80227315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557.2889980883" calcext:value-type="float">
            <text:p>15557,288998088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607.7897596818" calcext:value-type="float">
            <text:p>15607,78975968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484.795222025" calcext:value-type="float">
            <text:p>16484,7952220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206.4126429035" calcext:value-type="float">
            <text:p>15206,41264290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912.4358489816" calcext:value-type="float">
            <text:p>16912,43584898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638.6882002626" calcext:value-type="float">
            <text:p>16638,68820026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123.2883088748" calcext:value-type="float">
            <text:p>16123,288308874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758.0100380335" calcext:value-type="float">
            <text:p>15758,010038033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6209.8097791669" calcext:value-type="float">
            <text:p>16209,80977916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180.5185170347" calcext:value-type="float">
            <text:p>16180,51851703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155.6625446147" calcext:value-type="float">
            <text:p>15155,6625446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3T12:40:51.727000000</dc:date>
    <meta:editing-duration>PT9M37S</meta:editing-duration>
    <meta:editing-cycles>3</meta:editing-cycles>
    <meta:generator>LibreOffice/7.3.0.3$Windows_X86_64 LibreOffice_project/0f246aa12d0eee4a0f7adcefbf7c878fc2238db3</meta:generator>
    <meta:document-statistic meta:table-count="1" meta:cell-count="60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420e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325cm" svg:height="20.488cm" xlink:href=".." xlink:type="simple" chart:class="chart:scatter" chart:style-name="ch1">
        <chart:title svg:x="15.263cm" svg:y="0.545cm" chart:style-name="ch2">
          <text:p>Effectiveness/Time vs Number of Iterations for IterRoulette TSP algorithm</text:p>
        </chart:title>
        <chart:subtitle svg:x="18.861cm" svg:y="1.733cm" chart:style-name="ch3">
          <text:p>PathFinderSimple path length used as base</text:p>
        </chart:subtitle>
        <chart:plot-area chart:style-name="ch4" table:cell-range-address="roulette.A8:roulette.B301" svg:x="1.917cm" svg:y="2.825cm" svg:width="42.502cm" svg:height="16.273cm">
          <chart:coordinate-region svg:x="3.279cm" svg:y="3.024cm" svg:width="40.86cm" svg:height="15.427cm"/>
          <chart:axis chart:dimension="x" chart:name="primary-x" chart:style-name="ch5">
            <chart:title svg:x="21.656cm" svg:y="19.507cm" chart:style-name="ch6">
              <text:p>Number of Iterations</text:p>
            </chart:title>
          </chart:axis>
          <chart:axis chart:dimension="y" chart:name="primary-y" chart:style-name="ch7">
            <chart:title svg:x="0.451cm" svg:y="12.368cm" chart:style-name="ch8">
              <text:p>Effectiveness/Time</text:p>
            </chart:title>
            <chart:grid chart:style-name="ch9" chart:class="major"/>
          </chart:axis>
          <chart:series chart:style-name="ch10" chart:values-cell-range-address="roulette.B8:roulette.B301" chart:class="chart:scatter">
            <chart:domain table:cell-range-address="roulette.A8:roulette.A301"/>
            <chart:regression-curve chart:style-name="ch11"/>
            <chart:data-point chart:repeated="294"/>
          </chart:series>
          <chart:series chart:style-name="ch12" chart:values-cell-range-address="" chart:class="chart:scatte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roulette.A8:roulette.A301</svg:desc>
                </draw:g>
              </table:table-cell>
              <table:table-cell office:value-type="float" office:value="250283.195054125">
                <text:p>250283.195054125</text:p>
                <draw:g>
                  <svg:desc>roulette.B8:roulette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50029.413925094">
                <text:p>250029.4139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53807.355603791">
                <text:p>253807.355603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51378.049746675">
                <text:p>251378.049746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38424.166873964">
                <text:p>238424.166873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31578.107534262">
                <text:p>231578.107534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33999.672606981">
                <text:p>233999.672606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06863.483521563">
                <text:p>206863.48352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77090.76948896">
                <text:p>177090.76948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6952.524180128">
                <text:p>156952.524180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5494.457167819">
                <text:p>175494.457167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54594.821539095">
                <text:p>154594.821539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51265.853284647">
                <text:p>151265.853284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56634.931423935">
                <text:p>156634.931423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41920.514382644">
                <text:p>141920.514382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11851.593632944">
                <text:p>111851.593632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30434.025116427">
                <text:p>130434.025116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07182.259283674">
                <text:p>107182.259283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07770.288117887">
                <text:p>107770.288117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07647.428973343">
                <text:p>107647.428973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22286.88026872">
                <text:p>122286.88026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26771.112015">
                <text:p>126771.112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110985.913303665">
                <text:p>110985.913303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91520.2508216434">
                <text:p>91520.2508216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95695.1414702612">
                <text:p>95695.14147026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108172.69014113">
                <text:p>108172.69014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99298.9973805757">
                <text:p>99298.9973805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91521.3609435606">
                <text:p>91521.3609435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98715.430252181">
                <text:p>98715.430252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93936.0464669335">
                <text:p>93936.0464669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88540.6596361982">
                <text:p>88540.6596361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92323.5339391858">
                <text:p>92323.5339391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82551.4462611322">
                <text:p>82551.44626113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78044.4814252085">
                <text:p>78044.4814252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90640.1089951787">
                <text:p>90640.1089951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71841.6729995848">
                <text:p>71841.6729995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69368.5679614084">
                <text:p>69368.5679614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77029.1061832943">
                <text:p>77029.1061832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73964.6844602182">
                <text:p>73964.6844602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74958.565698133">
                <text:p>74958.565698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73967.311633998">
                <text:p>73967.311633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69955.2464053532">
                <text:p>69955.24640535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63175.5472429578">
                <text:p>63175.5472429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62589.3328941991">
                <text:p>62589.3328941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4043.3626556943">
                <text:p>64043.36265569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61108.135156277">
                <text:p>61108.135156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65804.5433684072">
                <text:p>65804.5433684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2780.0407654152">
                <text:p>62780.0407654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68396.3228936561">
                <text:p>68396.3228936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64044.6710825775">
                <text:p>64044.6710825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9573.2153921248">
                <text:p>59573.21539212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">
                <text:p>58</text:p>
              </table:table-cell>
              <table:table-cell office:value-type="float" office:value="66864.2113136664">
                <text:p>66864.2113136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69221.4470811016">
                <text:p>69221.4470811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65614.4571318385">
                <text:p>65614.45713183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63230.0576484422">
                <text:p>63230.0576484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">
                <text:p>62</text:p>
              </table:table-cell>
              <table:table-cell office:value-type="float" office:value="53491.4535116783">
                <text:p>53491.4535116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2340.4302801896">
                <text:p>62340.4302801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55283.7369773801">
                <text:p>55283.73697738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">
                <text:p>65</text:p>
              </table:table-cell>
              <table:table-cell office:value-type="float" office:value="59596.5769342047">
                <text:p>59596.576934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56714.0402690722">
                <text:p>56714.04026907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56946.4641270706">
                <text:p>56946.46412707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59821.7198359406">
                <text:p>59821.7198359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54438.0404735058">
                <text:p>54438.04047350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54813.897961612">
                <text:p>54813.897961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55009.6975514282">
                <text:p>55009.6975514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51542.7741806689">
                <text:p>51542.7741806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45747.8814697669">
                <text:p>45747.88146976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52854.6370403693">
                <text:p>52854.63704036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50379.1916454687">
                <text:p>50379.1916454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54579.3669276076">
                <text:p>54579.36692760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47987.1930963956">
                <text:p>47987.19309639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52877.3399103189">
                <text:p>52877.3399103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49044.5020610742">
                <text:p>49044.50206107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43486.6484894905">
                <text:p>43486.6484894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42213.0874559099">
                <text:p>42213.0874559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49567.666470856">
                <text:p>49567.666470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53095.7248267409">
                <text:p>53095.72482674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49415.7346211921">
                <text:p>49415.7346211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44995.9531131422">
                <text:p>44995.9531131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46517.9950651888">
                <text:p>46517.99506518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41875.3463538659">
                <text:p>41875.34635386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44859.4946260832">
                <text:p>44859.49462608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41419.5807708604">
                <text:p>41419.58077086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43536.6876034798">
                <text:p>43536.6876034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43966.9219428762">
                <text:p>43966.9219428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">
                <text:p>92</text:p>
              </table:table-cell>
              <table:table-cell office:value-type="float" office:value="42819.4007271852">
                <text:p>42819.4007271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40570.0349435879">
                <text:p>40570.0349435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41070.4206547255">
                <text:p>41070.4206547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40774.7335369655">
                <text:p>40774.7335369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">
                <text:p>96</text:p>
              </table:table-cell>
              <table:table-cell office:value-type="float" office:value="42525.7442861067">
                <text:p>42525.74428610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">
                <text:p>97</text:p>
              </table:table-cell>
              <table:table-cell office:value-type="float" office:value="40231.5572356879">
                <text:p>40231.55723568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">
                <text:p>98</text:p>
              </table:table-cell>
              <table:table-cell office:value-type="float" office:value="42238.5342593159">
                <text:p>42238.5342593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42249.1270122262">
                <text:p>42249.12701222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44435.5956607613">
                <text:p>44435.5956607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">
                <text:p>101</text:p>
              </table:table-cell>
              <table:table-cell office:value-type="float" office:value="41312.4848816705">
                <text:p>41312.4848816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">
                <text:p>102</text:p>
              </table:table-cell>
              <table:table-cell office:value-type="float" office:value="39878.4364641244">
                <text:p>39878.43646412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">
                <text:p>103</text:p>
              </table:table-cell>
              <table:table-cell office:value-type="float" office:value="43501.3949637697">
                <text:p>43501.39496376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">
                <text:p>104</text:p>
              </table:table-cell>
              <table:table-cell office:value-type="float" office:value="37460.1837634988">
                <text:p>37460.18376349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39766.8180538887">
                <text:p>39766.81805388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37635.6501704231">
                <text:p>37635.6501704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">
                <text:p>107</text:p>
              </table:table-cell>
              <table:table-cell office:value-type="float" office:value="36307.3027969413">
                <text:p>36307.3027969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">
                <text:p>108</text:p>
              </table:table-cell>
              <table:table-cell office:value-type="float" office:value="38136.132076633">
                <text:p>38136.1320766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37402.965772971">
                <text:p>37402.9657729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">
                <text:p>110</text:p>
              </table:table-cell>
              <table:table-cell office:value-type="float" office:value="37951.3453447678">
                <text:p>37951.34534476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">
                <text:p>111</text:p>
              </table:table-cell>
              <table:table-cell office:value-type="float" office:value="38641.9701232154">
                <text:p>38641.9701232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41428.1122246071">
                <text:p>41428.11222460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">
                <text:p>113</text:p>
              </table:table-cell>
              <table:table-cell office:value-type="float" office:value="36410.6942095733">
                <text:p>36410.69420957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">
                <text:p>114</text:p>
              </table:table-cell>
              <table:table-cell office:value-type="float" office:value="35559.3900327508">
                <text:p>35559.39003275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35035.4520883411">
                <text:p>35035.4520883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">
                <text:p>116</text:p>
              </table:table-cell>
              <table:table-cell office:value-type="float" office:value="34173.3224819029">
                <text:p>34173.3224819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">
                <text:p>117</text:p>
              </table:table-cell>
              <table:table-cell office:value-type="float" office:value="34388.2774886847">
                <text:p>34388.27748868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33696.8518732582">
                <text:p>33696.8518732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32713.7442835984">
                <text:p>32713.74428359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35009.1641902773">
                <text:p>35009.16419027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33717.1516249716">
                <text:p>33717.15162497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33127.7807339434">
                <text:p>33127.7807339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">
                <text:p>123</text:p>
              </table:table-cell>
              <table:table-cell office:value-type="float" office:value="33760.0098092547">
                <text:p>33760.00980925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">
                <text:p>124</text:p>
              </table:table-cell>
              <table:table-cell office:value-type="float" office:value="33315.519148617">
                <text:p>33315.5191486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34902.4405859749">
                <text:p>34902.44058597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32379.5439545112">
                <text:p>32379.5439545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">
                <text:p>127</text:p>
              </table:table-cell>
              <table:table-cell office:value-type="float" office:value="31523.0373088725">
                <text:p>31523.0373088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8">
                <text:p>128</text:p>
              </table:table-cell>
              <table:table-cell office:value-type="float" office:value="31519.7401456015">
                <text:p>31519.7401456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31968.2047114102">
                <text:p>31968.2047114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0">
                <text:p>130</text:p>
              </table:table-cell>
              <table:table-cell office:value-type="float" office:value="32314.926316862">
                <text:p>32314.9263168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30251.1982668252">
                <text:p>30251.19826682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32068.4905599688">
                <text:p>32068.49055996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33202.2022396773">
                <text:p>33202.2022396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4">
                <text:p>134</text:p>
              </table:table-cell>
              <table:table-cell office:value-type="float" office:value="32679.6749246823">
                <text:p>32679.67492468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30575.4371717484">
                <text:p>30575.43717174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6">
                <text:p>136</text:p>
              </table:table-cell>
              <table:table-cell office:value-type="float" office:value="32839.7550915212">
                <text:p>32839.75509152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7">
                <text:p>137</text:p>
              </table:table-cell>
              <table:table-cell office:value-type="float" office:value="28408.2767832376">
                <text:p>28408.27678323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8">
                <text:p>138</text:p>
              </table:table-cell>
              <table:table-cell office:value-type="float" office:value="29819.2292346821">
                <text:p>29819.22923468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">
                <text:p>139</text:p>
              </table:table-cell>
              <table:table-cell office:value-type="float" office:value="30735.6746717757">
                <text:p>30735.6746717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0">
                <text:p>140</text:p>
              </table:table-cell>
              <table:table-cell office:value-type="float" office:value="28994.7422449775">
                <text:p>28994.74224497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1">
                <text:p>141</text:p>
              </table:table-cell>
              <table:table-cell office:value-type="float" office:value="30988.7075048051">
                <text:p>30988.70750480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2">
                <text:p>142</text:p>
              </table:table-cell>
              <table:table-cell office:value-type="float" office:value="29837.2607281717">
                <text:p>29837.26072817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31205.1749781837">
                <text:p>31205.17497818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28222.7044841023">
                <text:p>28222.70448410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5">
                <text:p>145</text:p>
              </table:table-cell>
              <table:table-cell office:value-type="float" office:value="29948.4767618661">
                <text:p>29948.4767618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30303.1300118388">
                <text:p>30303.13001183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">
                <text:p>147</text:p>
              </table:table-cell>
              <table:table-cell office:value-type="float" office:value="27793.7879277557">
                <text:p>27793.78792775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27435.377661807">
                <text:p>27435.3776618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28812.1780713358">
                <text:p>28812.1780713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0">
                <text:p>150</text:p>
              </table:table-cell>
              <table:table-cell office:value-type="float" office:value="28128.1572484612">
                <text:p>28128.15724846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27643.7311905923">
                <text:p>27643.7311905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27342.0744740475">
                <text:p>27342.0744740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27097.5571930664">
                <text:p>27097.5571930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27251.1302654491">
                <text:p>27251.13026544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28016.0967375072">
                <text:p>28016.09673750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29224.7772299473">
                <text:p>29224.77722994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30073.9061219252">
                <text:p>30073.90612192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28170.656160328">
                <text:p>28170.6561603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27505.5344644504">
                <text:p>27505.5344644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25816.6146488816">
                <text:p>25816.61464888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26483.1361150137">
                <text:p>26483.13611501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26694.9350258849">
                <text:p>26694.93502588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3">
                <text:p>163</text:p>
              </table:table-cell>
              <table:table-cell office:value-type="float" office:value="25407.742781939">
                <text:p>25407.7427819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25004.0819883663">
                <text:p>25004.08198836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">
                <text:p>165</text:p>
              </table:table-cell>
              <table:table-cell office:value-type="float" office:value="25392.9691215738">
                <text:p>25392.96912157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6">
                <text:p>166</text:p>
              </table:table-cell>
              <table:table-cell office:value-type="float" office:value="25462.8951346753">
                <text:p>25462.89513467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25327.1204291167">
                <text:p>25327.12042911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8">
                <text:p>168</text:p>
              </table:table-cell>
              <table:table-cell office:value-type="float" office:value="26294.014641784">
                <text:p>26294.0146417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26054.9512817176">
                <text:p>26054.9512817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0">
                <text:p>170</text:p>
              </table:table-cell>
              <table:table-cell office:value-type="float" office:value="25007.2766150243">
                <text:p>25007.27661502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1">
                <text:p>171</text:p>
              </table:table-cell>
              <table:table-cell office:value-type="float" office:value="24982.4112745481">
                <text:p>24982.41127454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25374.4864043581">
                <text:p>25374.48640435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3">
                <text:p>173</text:p>
              </table:table-cell>
              <table:table-cell office:value-type="float" office:value="25343.3634626722">
                <text:p>25343.3634626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4">
                <text:p>174</text:p>
              </table:table-cell>
              <table:table-cell office:value-type="float" office:value="24399.3495246643">
                <text:p>24399.34952466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26588.0170441677">
                <text:p>26588.01704416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6">
                <text:p>176</text:p>
              </table:table-cell>
              <table:table-cell office:value-type="float" office:value="24833.0912054788">
                <text:p>24833.09120547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7">
                <text:p>177</text:p>
              </table:table-cell>
              <table:table-cell office:value-type="float" office:value="25365.7870770848">
                <text:p>25365.78707708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8">
                <text:p>178</text:p>
              </table:table-cell>
              <table:table-cell office:value-type="float" office:value="25980.6360428029">
                <text:p>25980.63604280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25343.7645201865">
                <text:p>25343.76452018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0">
                <text:p>180</text:p>
              </table:table-cell>
              <table:table-cell office:value-type="float" office:value="24916.7797137305">
                <text:p>24916.77971373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24812.9714818232">
                <text:p>24812.97148182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2">
                <text:p>182</text:p>
              </table:table-cell>
              <table:table-cell office:value-type="float" office:value="25245.0367286141">
                <text:p>25245.03672861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3">
                <text:p>183</text:p>
              </table:table-cell>
              <table:table-cell office:value-type="float" office:value="23964.9270701608">
                <text:p>23964.92707016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4">
                <text:p>184</text:p>
              </table:table-cell>
              <table:table-cell office:value-type="float" office:value="23101.5301345283">
                <text:p>23101.53013452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5">
                <text:p>185</text:p>
              </table:table-cell>
              <table:table-cell office:value-type="float" office:value="21194.3828382833">
                <text:p>21194.38283828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6">
                <text:p>186</text:p>
              </table:table-cell>
              <table:table-cell office:value-type="float" office:value="22397.7246834473">
                <text:p>22397.7246834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7">
                <text:p>187</text:p>
              </table:table-cell>
              <table:table-cell office:value-type="float" office:value="21649.1573540043">
                <text:p>21649.15735400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21497.1119824911">
                <text:p>21497.11198249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9">
                <text:p>189</text:p>
              </table:table-cell>
              <table:table-cell office:value-type="float" office:value="21453.7083993849">
                <text:p>21453.70839938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22805.1459589348">
                <text:p>22805.14595893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1">
                <text:p>191</text:p>
              </table:table-cell>
              <table:table-cell office:value-type="float" office:value="21607.424900052">
                <text:p>21607.4249000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22221.9633058156">
                <text:p>22221.96330581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3">
                <text:p>193</text:p>
              </table:table-cell>
              <table:table-cell office:value-type="float" office:value="21060.798389071">
                <text:p>21060.7983890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4">
                <text:p>194</text:p>
              </table:table-cell>
              <table:table-cell office:value-type="float" office:value="21899.2093465336">
                <text:p>21899.20934653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">
                <text:p>195</text:p>
              </table:table-cell>
              <table:table-cell office:value-type="float" office:value="22730.8444306774">
                <text:p>22730.84443067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21421.6345885498">
                <text:p>21421.63458854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22642.3499825042">
                <text:p>22642.34998250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8">
                <text:p>198</text:p>
              </table:table-cell>
              <table:table-cell office:value-type="float" office:value="21498.8410892887">
                <text:p>21498.8410892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9">
                <text:p>199</text:p>
              </table:table-cell>
              <table:table-cell office:value-type="float" office:value="20295.2840836659">
                <text:p>20295.28408366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0">
                <text:p>200</text:p>
              </table:table-cell>
              <table:table-cell office:value-type="float" office:value="20656.6583038985">
                <text:p>20656.65830389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1">
                <text:p>201</text:p>
              </table:table-cell>
              <table:table-cell office:value-type="float" office:value="21545.9419324831">
                <text:p>21545.94193248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2">
                <text:p>202</text:p>
              </table:table-cell>
              <table:table-cell office:value-type="float" office:value="21064.5083723842">
                <text:p>21064.50837238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3">
                <text:p>203</text:p>
              </table:table-cell>
              <table:table-cell office:value-type="float" office:value="22185.5811643055">
                <text:p>22185.58116430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20923.8751879334">
                <text:p>20923.8751879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5">
                <text:p>205</text:p>
              </table:table-cell>
              <table:table-cell office:value-type="float" office:value="21919.3436116444">
                <text:p>21919.34361164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21886.1918025158">
                <text:p>21886.19180251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7">
                <text:p>207</text:p>
              </table:table-cell>
              <table:table-cell office:value-type="float" office:value="22257.9369854796">
                <text:p>22257.93698547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8">
                <text:p>208</text:p>
              </table:table-cell>
              <table:table-cell office:value-type="float" office:value="21528.2744153797">
                <text:p>21528.27441537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">
                <text:p>209</text:p>
              </table:table-cell>
              <table:table-cell office:value-type="float" office:value="20281.3099333754">
                <text:p>20281.30993337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0630.1197015063">
                <text:p>20630.11970150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1">
                <text:p>211</text:p>
              </table:table-cell>
              <table:table-cell office:value-type="float" office:value="20465.0718676416">
                <text:p>20465.07186764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2">
                <text:p>212</text:p>
              </table:table-cell>
              <table:table-cell office:value-type="float" office:value="22940.7147674773">
                <text:p>22940.71476747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3">
                <text:p>213</text:p>
              </table:table-cell>
              <table:table-cell office:value-type="float" office:value="20896.8093663979">
                <text:p>20896.80936639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4">
                <text:p>214</text:p>
              </table:table-cell>
              <table:table-cell office:value-type="float" office:value="20952.4337176629">
                <text:p>20952.43371766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5">
                <text:p>215</text:p>
              </table:table-cell>
              <table:table-cell office:value-type="float" office:value="20933.8627964392">
                <text:p>20933.86279643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1394.3708106254">
                <text:p>21394.37081062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7">
                <text:p>217</text:p>
              </table:table-cell>
              <table:table-cell office:value-type="float" office:value="18911.7377809361">
                <text:p>18911.73778093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19849.8223182596">
                <text:p>19849.82231825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9">
                <text:p>219</text:p>
              </table:table-cell>
              <table:table-cell office:value-type="float" office:value="21657.0664814118">
                <text:p>21657.06648141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0">
                <text:p>220</text:p>
              </table:table-cell>
              <table:table-cell office:value-type="float" office:value="20322.7982211457">
                <text:p>20322.79822114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1">
                <text:p>221</text:p>
              </table:table-cell>
              <table:table-cell office:value-type="float" office:value="19690.5653121323">
                <text:p>19690.56531213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0052.931169017">
                <text:p>20052.931169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3">
                <text:p>223</text:p>
              </table:table-cell>
              <table:table-cell office:value-type="float" office:value="20495.0755391861">
                <text:p>20495.07553918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19283.1466531543">
                <text:p>19283.14665315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5">
                <text:p>225</text:p>
              </table:table-cell>
              <table:table-cell office:value-type="float" office:value="19334.4260296975">
                <text:p>19334.42602969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6">
                <text:p>226</text:p>
              </table:table-cell>
              <table:table-cell office:value-type="float" office:value="19964.7515888191">
                <text:p>19964.75158881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20129.2613224802">
                <text:p>20129.26132248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8">
                <text:p>228</text:p>
              </table:table-cell>
              <table:table-cell office:value-type="float" office:value="19678.7693076074">
                <text:p>19678.76930760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9">
                <text:p>229</text:p>
              </table:table-cell>
              <table:table-cell office:value-type="float" office:value="18866.7367975443">
                <text:p>18866.73679754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19132.6477985551">
                <text:p>19132.64779855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1">
                <text:p>231</text:p>
              </table:table-cell>
              <table:table-cell office:value-type="float" office:value="18908.5064892716">
                <text:p>18908.50648927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2">
                <text:p>232</text:p>
              </table:table-cell>
              <table:table-cell office:value-type="float" office:value="19010.8398723051">
                <text:p>19010.83987230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3">
                <text:p>233</text:p>
              </table:table-cell>
              <table:table-cell office:value-type="float" office:value="18855.8793879814">
                <text:p>18855.87938798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4">
                <text:p>234</text:p>
              </table:table-cell>
              <table:table-cell office:value-type="float" office:value="20399.4578992704">
                <text:p>20399.45789927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5">
                <text:p>235</text:p>
              </table:table-cell>
              <table:table-cell office:value-type="float" office:value="19892.8986001316">
                <text:p>19892.89860013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19014.6488797845">
                <text:p>19014.6488797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7">
                <text:p>237</text:p>
              </table:table-cell>
              <table:table-cell office:value-type="float" office:value="19215.4824481185">
                <text:p>19215.48244811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8">
                <text:p>238</text:p>
              </table:table-cell>
              <table:table-cell office:value-type="float" office:value="19014.7910831425">
                <text:p>19014.79108314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9">
                <text:p>239</text:p>
              </table:table-cell>
              <table:table-cell office:value-type="float" office:value="19604.4333364226">
                <text:p>19604.43333642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0">
                <text:p>240</text:p>
              </table:table-cell>
              <table:table-cell office:value-type="float" office:value="20254.3838828122">
                <text:p>20254.38388281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1">
                <text:p>241</text:p>
              </table:table-cell>
              <table:table-cell office:value-type="float" office:value="19353.4333273153">
                <text:p>19353.43332731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2">
                <text:p>242</text:p>
              </table:table-cell>
              <table:table-cell office:value-type="float" office:value="18940.0994645805">
                <text:p>18940.09946458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3">
                <text:p>243</text:p>
              </table:table-cell>
              <table:table-cell office:value-type="float" office:value="19213.2348350223">
                <text:p>19213.23483502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4">
                <text:p>244</text:p>
              </table:table-cell>
              <table:table-cell office:value-type="float" office:value="18814.3647852172">
                <text:p>18814.36478521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5">
                <text:p>245</text:p>
              </table:table-cell>
              <table:table-cell office:value-type="float" office:value="18945.8818523959">
                <text:p>18945.88185239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17975.8565507968">
                <text:p>17975.85655079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18330.0423332611">
                <text:p>18330.04233326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8">
                <text:p>248</text:p>
              </table:table-cell>
              <table:table-cell office:value-type="float" office:value="18648.6874971984">
                <text:p>18648.68749719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9">
                <text:p>249</text:p>
              </table:table-cell>
              <table:table-cell office:value-type="float" office:value="18589.5518725495">
                <text:p>18589.55187254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0">
                <text:p>250</text:p>
              </table:table-cell>
              <table:table-cell office:value-type="float" office:value="18378.0585201474">
                <text:p>18378.05852014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1">
                <text:p>251</text:p>
              </table:table-cell>
              <table:table-cell office:value-type="float" office:value="17637.297023667">
                <text:p>17637.297023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2">
                <text:p>252</text:p>
              </table:table-cell>
              <table:table-cell office:value-type="float" office:value="18126.979694307">
                <text:p>18126.979694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3">
                <text:p>253</text:p>
              </table:table-cell>
              <table:table-cell office:value-type="float" office:value="17622.4384982752">
                <text:p>17622.43849827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18449.2471582675">
                <text:p>18449.24715826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19166.5695041949">
                <text:p>19166.56950419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17901.7049023472">
                <text:p>17901.70490234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16641.7001262517">
                <text:p>16641.70012625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17284.8775769679">
                <text:p>17284.87757696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9">
                <text:p>259</text:p>
              </table:table-cell>
              <table:table-cell office:value-type="float" office:value="16200.1426826315">
                <text:p>16200.1426826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16683.7099627426">
                <text:p>16683.70996274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18662.5355810883">
                <text:p>18662.53558108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2">
                <text:p>262</text:p>
              </table:table-cell>
              <table:table-cell office:value-type="float" office:value="16157.5581612636">
                <text:p>16157.55816126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3">
                <text:p>263</text:p>
              </table:table-cell>
              <table:table-cell office:value-type="float" office:value="16619.4303335445">
                <text:p>16619.43033354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17787.0197343543">
                <text:p>17787.01973435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5">
                <text:p>265</text:p>
              </table:table-cell>
              <table:table-cell office:value-type="float" office:value="16290.8234218101">
                <text:p>16290.82342181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6">
                <text:p>266</text:p>
              </table:table-cell>
              <table:table-cell office:value-type="float" office:value="16601.7326794515">
                <text:p>16601.73267945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16247.5069756142">
                <text:p>16247.50697561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8">
                <text:p>268</text:p>
              </table:table-cell>
              <table:table-cell office:value-type="float" office:value="14711.490994622">
                <text:p>14711.4909946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9">
                <text:p>269</text:p>
              </table:table-cell>
              <table:table-cell office:value-type="float" office:value="15999.8685002597">
                <text:p>15999.86850025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0">
                <text:p>270</text:p>
              </table:table-cell>
              <table:table-cell office:value-type="float" office:value="15218.7025957089">
                <text:p>15218.70259570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1">
                <text:p>271</text:p>
              </table:table-cell>
              <table:table-cell office:value-type="float" office:value="16532.5352488968">
                <text:p>16532.53524889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2">
                <text:p>272</text:p>
              </table:table-cell>
              <table:table-cell office:value-type="float" office:value="15456.777649403">
                <text:p>15456.7776494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3">
                <text:p>273</text:p>
              </table:table-cell>
              <table:table-cell office:value-type="float" office:value="17149.133911768">
                <text:p>17149.1339117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4">
                <text:p>274</text:p>
              </table:table-cell>
              <table:table-cell office:value-type="float" office:value="17000.9284022459">
                <text:p>17000.92840224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5">
                <text:p>275</text:p>
              </table:table-cell>
              <table:table-cell office:value-type="float" office:value="16625.5619928966">
                <text:p>16625.56199289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16464.5157091978">
                <text:p>16464.51570919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7">
                <text:p>277</text:p>
              </table:table-cell>
              <table:table-cell office:value-type="float" office:value="16809.9933634577">
                <text:p>16809.99336345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8">
                <text:p>278</text:p>
              </table:table-cell>
              <table:table-cell office:value-type="float" office:value="16916.7785856774">
                <text:p>16916.77858567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9">
                <text:p>279</text:p>
              </table:table-cell>
              <table:table-cell office:value-type="float" office:value="17499.8425569073">
                <text:p>17499.84255690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0">
                <text:p>280</text:p>
              </table:table-cell>
              <table:table-cell office:value-type="float" office:value="16673.8572024506">
                <text:p>16673.85720245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1">
                <text:p>281</text:p>
              </table:table-cell>
              <table:table-cell office:value-type="float" office:value="17111.0719510486">
                <text:p>17111.07195104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2">
                <text:p>282</text:p>
              </table:table-cell>
              <table:table-cell office:value-type="float" office:value="16245.8725158079">
                <text:p>16245.87251580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3">
                <text:p>283</text:p>
              </table:table-cell>
              <table:table-cell office:value-type="float" office:value="16892.7021751756">
                <text:p>16892.70217517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16808.2824390015">
                <text:p>16808.28243900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5">
                <text:p>285</text:p>
              </table:table-cell>
              <table:table-cell office:value-type="float" office:value="16704.0230334939">
                <text:p>16704.02303349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16865.9088081971">
                <text:p>16865.90880819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7">
                <text:p>287</text:p>
              </table:table-cell>
              <table:table-cell office:value-type="float" office:value="16403.9933239094">
                <text:p>16403.99332390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8">
                <text:p>288</text:p>
              </table:table-cell>
              <table:table-cell office:value-type="float" office:value="16359.6433645746">
                <text:p>16359.64336457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9">
                <text:p>289</text:p>
              </table:table-cell>
              <table:table-cell office:value-type="float" office:value="15646.8022731509">
                <text:p>15646.80227315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0">
                <text:p>290</text:p>
              </table:table-cell>
              <table:table-cell office:value-type="float" office:value="15557.2889980883">
                <text:p>15557.28899808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1">
                <text:p>291</text:p>
              </table:table-cell>
              <table:table-cell office:value-type="float" office:value="15607.7897596818">
                <text:p>15607.78975968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2">
                <text:p>292</text:p>
              </table:table-cell>
              <table:table-cell office:value-type="float" office:value="16484.795222025">
                <text:p>16484.7952220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3">
                <text:p>293</text:p>
              </table:table-cell>
              <table:table-cell office:value-type="float" office:value="15206.4126429035">
                <text:p>15206.41264290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4">
                <text:p>294</text:p>
              </table:table-cell>
              <table:table-cell office:value-type="float" office:value="16912.4358489816">
                <text:p>16912.4358489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5">
                <text:p>295</text:p>
              </table:table-cell>
              <table:table-cell office:value-type="float" office:value="16638.6882002626">
                <text:p>16638.68820026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6">
                <text:p>296</text:p>
              </table:table-cell>
              <table:table-cell office:value-type="float" office:value="16123.2883088748">
                <text:p>16123.28830887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7">
                <text:p>297</text:p>
              </table:table-cell>
              <table:table-cell office:value-type="float" office:value="15758.0100380335">
                <text:p>15758.01003803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8">
                <text:p>298</text:p>
              </table:table-cell>
              <table:table-cell office:value-type="float" office:value="16209.8097791669">
                <text:p>16209.80977916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16180.5185170347">
                <text:p>16180.51851703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0">
                <text:p>300</text:p>
              </table:table-cell>
              <table:table-cell office:value-type="float" office:value="15155.6625446147">
                <text:p>15155.6625446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